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0pt" officeooo:rsid="000cf2a9" officeooo:paragraph-rsid="000e77f2" style:font-size-asian="10pt" style:font-size-complex="10pt"/>
    </style:style>
    <style:style style:name="P2" style:family="paragraph" style:parent-style-name="Standard">
      <style:text-properties style:font-name="FreeSans" fo:font-size="10pt" officeooo:rsid="000cf2a9" officeooo:paragraph-rsid="000cf2a9" style:font-size-asian="10pt" style:font-size-complex="10pt"/>
    </style:style>
    <style:style style:name="P3" style:family="paragraph" style:parent-style-name="Standard">
      <style:text-properties style:font-name="FreeSans" fo:font-size="10pt" officeooo:rsid="000cf2a9" officeooo:paragraph-rsid="000fac45" style:font-size-asian="10pt" style:font-size-complex="10pt"/>
    </style:style>
    <style:style style:name="P4" style:family="paragraph" style:parent-style-name="Standard">
      <style:text-properties style:font-name="FreeSans" fo:font-size="10pt" officeooo:rsid="000e77f2" officeooo:paragraph-rsid="000e77f2" style:font-size-asian="10pt" style:font-size-complex="10pt"/>
    </style:style>
    <style:style style:name="P5" style:family="paragraph" style:parent-style-name="Standard">
      <style:text-properties style:font-name="FreeSans" fo:font-size="10pt" officeooo:rsid="000e77f2" officeooo:paragraph-rsid="000fac45" style:font-size-asian="10pt" style:font-size-complex="10pt"/>
    </style:style>
    <style:style style:name="P6" style:family="paragraph" style:parent-style-name="Standard">
      <style:text-properties style:font-name="FreeSans" fo:font-size="10pt" officeooo:rsid="000fac45" officeooo:paragraph-rsid="000fac45" style:font-size-asian="10pt" style:font-size-complex="10pt"/>
    </style:style>
    <style:style style:name="P7" style:family="paragraph" style:parent-style-name="Standard">
      <style:text-properties style:font-name="FreeSans" fo:font-size="10pt" fo:font-style="italic" officeooo:rsid="000cf2a9" officeooo:paragraph-rsid="000e77f2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FreeSans" fo:font-size="10pt" fo:font-style="italic" officeooo:rsid="000cf2a9" officeooo:paragraph-rsid="000cf2a9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FreeSans" fo:font-size="10pt" fo:font-style="italic" officeooo:rsid="000cf2a9" officeooo:paragraph-rsid="000fac45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FreeSans" fo:font-size="10pt" fo:font-style="italic" officeooo:rsid="000e77f2" officeooo:paragraph-rsid="000e77f2" style:font-size-asian="10pt" style:font-style-asian="italic" style:font-size-complex="10pt" style:font-style-complex="italic"/>
    </style:style>
    <style:style style:name="P11" style:family="paragraph" style:parent-style-name="Standard">
      <style:text-properties style:font-name="FreeSans" fo:font-size="10pt" fo:font-style="italic" style:text-underline-style="none" officeooo:rsid="000e77f2" officeooo:paragraph-rsid="000e77f2" style:font-size-asian="10pt" style:font-style-asian="italic" style:font-size-complex="10pt" style:font-style-complex="italic"/>
    </style:style>
    <style:style style:name="P12" style:family="paragraph" style:parent-style-name="Standard">
      <style:text-properties style:font-name="FreeSans" fo:font-size="10pt" fo:font-style="italic" style:text-underline-style="none" officeooo:rsid="000e77f2" officeooo:paragraph-rsid="000fac45" style:font-size-asian="10pt" style:font-style-asian="italic" style:font-size-complex="10pt" style:font-style-complex="italic"/>
    </style:style>
    <style:style style:name="P13" style:family="paragraph" style:parent-style-name="Standard">
      <style:text-properties style:font-name="FreeSans" fo:font-size="10pt" style:text-underline-style="solid" style:text-underline-width="auto" style:text-underline-color="font-color" fo:font-weight="normal" officeooo:rsid="000cf2a9" officeooo:paragraph-rsid="000e77f2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FreeSans" fo:font-size="10pt" style:text-underline-style="solid" style:text-underline-width="auto" style:text-underline-color="font-color" officeooo:rsid="000e77f2" officeooo:paragraph-rsid="000e77f2" style:font-size-asian="10pt" style:font-size-complex="10pt"/>
    </style:style>
    <style:style style:name="P15" style:family="paragraph" style:parent-style-name="Standard">
      <style:text-properties style:font-name="FreeSans" fo:font-size="10pt" style:text-underline-style="solid" style:text-underline-width="auto" style:text-underline-color="font-color" officeooo:rsid="000e77f2" officeooo:paragraph-rsid="000fac45" style:font-size-asian="10pt" style:font-size-complex="10pt"/>
    </style:style>
    <style:style style:name="P16" style:family="paragraph" style:parent-style-name="Standard">
      <style:text-properties style:font-name="FreeSans" fo:font-size="10pt" style:text-underline-style="solid" style:text-underline-width="auto" style:text-underline-color="font-color" officeooo:rsid="000fac45" officeooo:paragraph-rsid="000fac45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FreeSans" fo:font-size="10pt" style:text-underline-style="none" fo:font-weight="normal" officeooo:rsid="000fac45" officeooo:paragraph-rsid="000fac4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FreeSans" fo:font-size="10pt" style:text-underline-style="none" fo:font-weight="normal" officeooo:rsid="000cf2a9" officeooo:paragraph-rsid="000e77f2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FreeSans" fo:font-size="12pt" style:text-underline-style="none" fo:font-weight="bold" officeooo:rsid="000fac45" officeooo:paragraph-rsid="000fac45" style:font-size-asian="12pt" style:font-weight-asian="bold" style:font-size-complex="12pt" style:font-weight-complex="bold"/>
    </style:style>
    <style:style style:name="T1" style:family="text">
      <style:text-properties officeooo:rsid="000e77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cf2a9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fac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a BlueFrog-V1</text:p>
      <text:p text:style-name="P17">Rel-2.0_KickStart_V1</text:p>
      <text:p text:style-name="P19">Low-level API Contents</text:p>
      <text:p text:style-name="P18"/>
      <text:p text:style-name="P18"/>
      <text:p text:style-name="P13"><text:span text:style-name="T1">Custom Type Definitions :</text:span></text:p>
      <text:p text:style-name="P1"/>
      <text:p text:style-name="P7"><text:span text:style-name="T1">(from file </text:span>custom_types.<text:span text:style-name="T1">h)</text:span></text:p>
      <text:p text:style-name="P2"/>
      <text:p text:style-name="P2">typedef enum {</text:p>
      <text:p text:style-name="P2"><text:s text:c="2"/>FALSE = 0,</text:p>
      <text:p text:style-name="P2"><text:s text:c="2"/>TRUE = 1</text:p>
      <text:p text:style-name="P2">} <text:s text:c="3"/></text:p>
      <text:p text:style-name="P2"><text:span text:style-name="T2">boolean_t;</text:span></text:p>
      <text:p text:style-name="P2"/>
      <text:p text:style-name="P2"/>
      <text:p text:style-name="P5"><text:span text:style-name="T5">On-board LEDs and Slider Switch Control:</text:span></text:p>
      <text:p text:style-name="P5"><text:span text:style-name="T5"/></text:p>
      <text:p text:style-name="P12">(from file<text:span text:style-name="T4"> LBF_LED+Switches_lowlevAPI.h</text:span>)</text:p>
      <text:p text:style-name="P3"/>
      <text:p text:style-name="P3">void <text:span text:style-name="T2">Red_Led_ON</text:span>(void);</text:p>
      <text:p text:style-name="P3">void<text:span text:style-name="T2"> Red_Led_OFF</text:span>(void);</text:p>
      <text:p text:style-name="P3">void <text:span text:style-name="T2">Red_Led_TOGGLE</text:span>(void);</text:p>
      <text:p text:style-name="P3">void <text:span text:style-name="T2">Green_Led_ON</text:span>(void);</text:p>
      <text:p text:style-name="P3">void <text:span text:style-name="T2">Green_Led_OFF</text:span>(void);</text:p>
      <text:p text:style-name="P3">void <text:span text:style-name="T2">Green_Led_TOGGLE</text:span>(void);</text:p>
      <text:p text:style-name="P3"></text:p>
      <text:p text:style-name="P3">boolean_t <text:span text:style-name="T2">Get_Slider_Select1</text:span>(void);</text:p>
      <text:p text:style-name="P3">boolean_t <text:span text:style-name="T2">Get_Slider_Select2</text:span>(void);</text:p>
      <text:p text:style-name="P3"></text:p>
      <text:p text:style-name="P2"/>
      <text:p text:style-name="P14">Data Flash Control :</text:p>
      <text:p text:style-name="P4"/>
      <text:p text:style-name="P8"><text:span text:style-name="T1">(from file </text:span>LBF_FLASH_lowlevAPI.h<text:span text:style-name="T1">)</text:span></text:p>
      <text:p text:style-name="P2"/>
      <text:p text:style-name="P2">void <text:span text:style-name="T2">FLASH_EraseBulk</text:span>(void);</text:p>
      <text:p text:style-name="P2">void <text:span text:style-name="T2">FLASH_WritePage</text:span>(uint8_t* pBuffer, uint32_t WriteAddr, uint16_t NumByteToWrite);</text:p>
      <text:p text:style-name="P2">void <text:span text:style-name="T2">FLASH_WriteBuffer</text:span>(uint8_t* pBuffer, uint32_t WriteAddr, uint32_t NumByteToWrite);</text:p>
      <text:p text:style-name="P2">void <text:span text:style-name="T2">FLASH_ReadBuffer</text:span>(uint8_t* pBuffer, uint32_t ReadAddr, uint32_t NumByteToRead);</text:p>
      <text:p text:style-name="P2">uint32_t <text:span text:style-name="T2">FLASH_ReadID</text:span>(void);</text:p>
      <text:p text:style-name="P2"/>
      <text:p text:style-name="P1"><text:span text:style-name="T5"/></text:p>
      <text:p text:style-name="P15">Direct STM32 GPIO Control :</text:p>
      <text:p text:style-name="P3"/>
      <text:p text:style-name="P9"><text:span text:style-name="T1">(from file </text:span>LBF_GPIO_lowlevAPI.h<text:span text:style-name="T1">)</text:span></text:p>
      <text:p text:style-name="P3"/>
      <text:p text:style-name="P3">#define <text:span text:style-name="T2">GPIO_HIGH</text:span><text:span text:style-name="T3">(PORT,PIN) <text:s text:c="2"/></text:span><text:s text:c="10"/>…......</text:p>
      <text:p text:style-name="P3">#define <text:span text:style-name="T2">GPIO_LOW</text:span><text:span text:style-name="T3">(PORT,PIN) <text:s text:c="7"/></text:span><text:s text:c="6"/>…......</text:p>
      <text:p text:style-name="P3">#define <text:span text:style-name="T2">GPIO_TOGGLE</text:span>(PORT,PIN) <text:s text:c="5"/>…......</text:p>
      <text:p text:style-name="P3"/>
      <text:p text:style-name="P3"/>
      <text:p text:style-name="P14">OLED Control :</text:p>
      <text:p text:style-name="P4"/>
      <text:p text:style-name="P8"><text:span text:style-name="T1">(from file</text:span> LFB_OLED_lowlevAPI.h<text:span text:style-name="T1">)</text:span></text:p>
      <text:p text:style-name="P2"/>
      <text:p text:style-name="P2">#define <text:span text:style-name="T2">OLED_CS_LOW</text:span>() <text:s text:c="10"/>…....</text:p>
      <text:p text:style-name="P1">#define <text:span text:style-name="T2">OLED_CS_HIGH</text:span>() <text:s text:c="9"/>…....</text:p>
      <text:p text:style-name="P1">#define <text:span text:style-name="T2">OLED_RS_LOW</text:span>() <text:s text:c="10"/>…....</text:p>
      <text:p text:style-name="P1">#define <text:span text:style-name="T2">OLED_RS_HIGH</text:span>() <text:s text:c="9"/>…....</text:p>
      <text:p text:style-name="P1">#define <text:span text:style-name="T2">OLED_RESET_LOW</text:span>() <text:s text:c="2"/>…....</text:p>
      <text:p text:style-name="P1"><text:soft-page-break/>#define <text:span text:style-name="T2">OLED_RESET_HIGH</text:span>() <text:s/>…....</text:p>
      <text:p text:style-name="P2"/>
      <text:p text:style-name="P2">/* Colors for OLED in rgb565 format */</text:p>
      <text:p text:style-name="P2">#define BLACK <text:s text:c="18"/>0x0000</text:p>
      <text:p text:style-name="P2">#define WHITE <text:s text:c="18"/>0xFFFF</text:p>
      <text:p text:style-name="P2">#define RED <text:s text:c="20"/>0xF800</text:p>
      <text:p text:style-name="P2">#define GREEN <text:s text:c="18"/>0x07E0</text:p>
      <text:p text:style-name="P2">#define BLUE <text:s text:c="19"/>0x001F</text:p>
      <text:p text:style-name="P2">#define YELLOW <text:s text:c="17"/>0xFFE0</text:p>
      <text:p text:style-name="P2">#define CYAN <text:s text:c="19"/>0x07FF</text:p>
      <text:p text:style-name="P2">#define LIGHT_BLUE <text:s text:c="13"/>0x1C9F</text:p>
      <text:p text:style-name="P2">#define ORANGE <text:s text:c="17"/>0xFD20</text:p>
      <text:p text:style-name="P2"/>
      <text:p text:style-name="P2">/* <text:s/><text:span text:style-name="T1">OLED SPI </text:span>*/</text:p>
      <text:p text:style-name="P2">uint8_t <text:span text:style-name="T2">OLED_SPI_TransferByte</text:span> (uint8_t octet);</text:p>
      <text:p text:style-name="P2">void <text:span text:style-name="T2">OLED_SendCmd </text:span>(uint8_t Value);</text:p>
      <text:p text:style-name="P2">void <text:span text:style-name="T2">OLED_SendData</text:span> (uint16_t Value);</text:p>
      <text:p text:style-name="P2">void <text:span text:style-name="T2">OLED_WriteReg</text:span> (uint8_t RegName, uint8_t RegValue);</text:p>
      <text:p text:style-name="P2">void <text:span text:style-name="T2">OLED_DataStart </text:span>(void);</text:p>
      <text:p text:style-name="P2">void <text:span text:style-name="T2">OLED_DataEnd</text:span> (void);</text:p>
      <text:p text:style-name="P2"></text:p>
      <text:p text:style-name="P2">/* <text:span text:style-name="T1">OLED Gfx Generation</text:span> */</text:p>
      <text:p text:style-name="P2">void <text:span text:style-name="T2">OLED_SetRegion</text:span>(ui<text:span text:style-name="T1">n</text:span>t8_t x, uint8_t y, uint8_t width, uint8_t height);</text:p>
      <text:p text:style-name="P2">void <text:span text:style-name="T2">OLED_Fill</text:span>(uint8_t x, uint8_t y, uint8_t width, uint8_t height, uint16_t color565);</text:p>
      <text:p text:style-name="P2">void <text:span text:style-name="T2">OLED_DisplayBuffer</text:span>(uint8_t x, uint8_t y, uint8_t width, uint8_t height, uint16_t *buffer);</text:p>
      <text:p text:style-name="P2">void <text:span text:style-name="T2">OLED_Clear </text:span>(void);</text:p>
      <text:p text:style-name="P2"/>
      <text:p text:style-name="P2"/>
      <text:p text:style-name="P16">Power Management</text:p>
      <text:p text:style-name="P4"/>
      <text:p text:style-name="P4"><text:span text:style-name="T6">(from file </text:span>LBF_PWR_lowlevAPI.h<text:span text:style-name="T6">)</text:span></text:p>
      <text:p text:style-name="P4"/>
      <text:p text:style-name="P4">void <text:span text:style-name="T2">Turn_VDDH_On</text:span>(void);</text:p>
      <text:p text:style-name="P4">void <text:span text:style-name="T2">Turn_VDDH_Off</text:span>(void);</text:p>
      <text:p text:style-name="P4">boolean_t <text:span text:style-name="T2">Check_VDDH_On</text:span>(void);</text:p>
      <text:p text:style-name="P4"/>
      <text:p text:style-name="P4"/>
      <text:p text:style-name="P16">UART#1 Control</text:p>
      <text:p text:style-name="P6"/>
      <text:p text:style-name="P10"><text:span text:style-name="T6">(from file </text:span><text:s/>LBF_UART1_lowlevAPI.h<text:span text:style-name="T6">)</text:span></text:p>
      <text:p text:style-name="P10"><text:span text:style-name="T6"/></text:p>
      <text:p text:style-name="P4">void <text:span text:style-name="T2">UART_SendData</text:span> (uint8_t data);</text:p>
      <text:p text:style-name="P4">uint8_t <text:span text:style-name="T2">UART_ReceiveData</text:span> (void);</text:p>
      <text:p text:style-name="P4">void <text:span text:style-name="T2">UART_SendString</text:span>(char* pString);</text:p>
      <text:p text:style-name="P4"/>
      <text:p text:style-name="P4"/>
      <text:p text:style-name="P15"><text:span text:style-name="T6">Services</text:span></text:p>
      <text:p text:style-name="P5"/>
      <text:p text:style-name="P5"><text:span text:style-name="T6">(from file</text:span> Services.h<text:span text:style-name="T6">)</text:span></text:p>
      <text:p text:style-name="P4">void <text:span text:style-name="T2">Delay_ms </text:span>(volatile uint32_t nTime);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pitch="variable" style:font-charset="x-symbol"/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meya </meta:initial-creator>
    <meta:creation-date>2015-01-15T16:10:13.007751160</meta:creation-date>
    <dc:date>2015-01-15T16:34:30.237213667</dc:date>
    <dc:creator>cymeya </dc:creator>
    <meta:editing-duration>PT18M37S</meta:editing-duration>
    <meta:editing-cycles>3</meta:editing-cycles>
    <meta:generator>LibreOffice/4.1.2.3$Linux_X86_64 LibreOffice_project/410m0$Build-3</meta:generator>
    <meta:document-statistic meta:table-count="0" meta:image-count="0" meta:object-count="0" meta:page-count="2" meta:paragraph-count="78" meta:word-count="259" meta:character-count="2584" meta:non-whitespace-character-count="2113"/>
  </office:meta>
</office:document-meta>
</file>